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9E5F7F4BDB54E6B2.png" manifest:media-type="image/png"/>
  <manifest:file-entry manifest:full-path="Pictures/1000020100000280000001E0997CCB6E6B56ADC4.png" manifest:media-type="image/png"/>
  <manifest:file-entry manifest:full-path="Pictures/1000020100000280000001E0706767C2511DAE0C.png" manifest:media-type="image/png"/>
  <manifest:file-entry manifest:full-path="Pictures/1000020100000280000001E06F2953E1DBCD77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3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1.236cm" svg:height="8.267cm" svg:x="3.6cm" svg:y="1.576cm">
          <draw:image xlink:href="Pictures/1000020100000280000001E0706767C2511DAE0C.png" xlink:type="simple" xlink:show="embed" xlink:actuate="onLoad">
            <text:p/>
          </draw:image>
        </draw:frame>
        <draw:frame draw:style-name="gr1" draw:text-style-name="P1" draw:layer="layout" svg:width="11.236cm" svg:height="8.267cm" svg:x="15.564cm" svg:y="1.576cm">
          <draw:image xlink:href="Pictures/1000020100000280000001E06F2953E1DBCD777F.png" xlink:type="simple" xlink:show="embed" xlink:actuate="onLoad">
            <text:p/>
          </draw:image>
        </draw:frame>
        <draw:frame draw:style-name="gr1" draw:text-style-name="P1" draw:layer="layout" svg:width="11.236cm" svg:height="8.267cm" svg:x="3.6cm" svg:y="10.033cm">
          <draw:image xlink:href="Pictures/1000020100000280000001E0997CCB6E6B56ADC4.png" xlink:type="simple" xlink:show="embed" xlink:actuate="onLoad">
            <text:p/>
          </draw:image>
        </draw:frame>
        <draw:frame draw:style-name="gr1" draw:text-style-name="P1" draw:layer="layout" svg:width="11.236cm" svg:height="8.267cm" svg:x="15.564cm" svg:y="10.01cm">
          <draw:image xlink:href="Pictures/1000020100000280000001E09E5F7F4BDB54E6B2.png" xlink:type="simple" xlink:show="embed" xlink:actuate="onLoad">
            <text:p/>
          </draw:image>
        </draw:frame>
        <draw:frame draw:style-name="gr2" draw:text-style-name="P2" draw:layer="layout" svg:width="13.5cm" svg:height="3.6cm" svg:x="1.1cm" svg:y="19.1cm">
          <draw:text-box>
            <text:p>Base_de_datos2(1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01:07:26.938084812</meta:creation-date>
    <dc:date>2020-05-13T01:11:45.108590667</dc:date>
    <meta:editing-duration>PT4M18S</meta:editing-duration>
    <meta:editing-cycles>1</meta:editing-cycles>
    <meta:document-statistic meta:object-count="5"/>
    <meta:generator>LibreOffice/6.0.7.3$Linux_X86_64 LibreOffice_project/00m0$Build-3</meta:generator>
  </office:meta>
</office:document-meta>
</file>